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aramond" svg:font-family="Garamond" style:font-family-generic="roman" style:font-pitch="variable"/>
    <style:font-face style:name="Great Vibes" svg:font-family="'Great Vibes'" style:font-pitch="variable"/>
    <style:font-face style:name="Great Vibes1" svg:font-family="'Great Vibes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Garamond" fo:font-size="14pt" fo:language="es" fo:country="ES" officeooo:rsid="01135614" officeooo:paragraph-rsid="00076e28" style:font-size-asian="14pt" style:font-size-complex="14pt"/>
    </style:style>
    <style:style style:name="P2" style:family="paragraph" style:parent-style-name="Standard">
      <style:text-properties style:font-name="Garamond" fo:font-size="14pt" fo:language="es" fo:country="ES" officeooo:paragraph-rsid="00076e28" style:font-size-asian="14pt" style:font-size-complex="14pt"/>
    </style:style>
    <style:style style:name="P3" style:family="paragraph" style:parent-style-name="Standard">
      <style:text-properties style:font-name="Great Vibes" fo:font-size="26pt" fo:language="es" fo:country="ES" officeooo:paragraph-rsid="00076e28" style:font-size-asian="26pt" style:font-size-complex="26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Great Vibes1" fo:font-size="28pt"/>
    </style:style>
    <style:style style:name="T1" style:family="text">
      <style:text-properties style:font-name="Great Vibes" fo:font-size="36pt" officeooo:rsid="01191804" style:font-size-asian="36pt" style:font-size-complex="36pt"/>
    </style:style>
    <style:style style:name="T2" style:family="text">
      <style:text-properties style:font-name="Great Vibes" fo:font-size="36pt" officeooo:rsid="0121f081" style:font-size-asian="36pt" style:font-size-complex="36pt"/>
    </style:style>
    <style:style style:name="T3" style:family="text">
      <style:text-properties officeooo:rsid="01191804"/>
    </style:style>
    <style:style style:name="T4" style:family="text">
      <style:text-properties officeooo:rsid="011a0f02"/>
    </style:style>
    <style:style style:name="T5" style:family="text">
      <style:text-properties officeooo:rsid="011ca22c"/>
    </style:style>
    <style:style style:name="T6" style:family="text">
      <style:text-properties officeooo:rsid="0121f081"/>
    </style:style>
    <style:style style:name="T7" style:family="text">
      <style:text-properties officeooo:rsid="012628d4"/>
    </style:style>
    <style:style style:name="T8" style:family="text">
      <style:text-properties officeooo:rsid="012578f5"/>
    </style:style>
    <style:style style:name="T9" style:family="text">
      <style:text-properties officeooo:rsid="00076e28"/>
    </style:style>
    <style:style style:name="T10" style:family="text">
      <style:text-properties officeooo:rsid="00094b9d"/>
    </style:style>
    <style:style style:name="T11" style:family="text">
      <style:text-properties style:font-name="Great Vibes1" fo:font-size="28pt"/>
    </style:style>
    <style:style style:name="gr1" style:family="graphic">
      <style:graphic-properties draw:stroke="none" svg:stroke-color="#000000" draw:fill="none" draw:fill-color="#ffffff" fo:min-height="0.4882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><draw:frame text:anchor-type="paragraph" draw:z-index="0" draw:name="Text Frame 5" draw:style-name="gr1" draw:text-style-name="P5" svg:width="5.8858in" svg:height="0.4886in" svg:x="0.0626in" svg:y="0.0528in"><draw:text-box><text:p text:style-name="P4"><text:span text:style-name="T11">El problema</text:span></text:p></draw:text-box></draw:frame></text:p>
      <text:p text:style-name="P2"><text:span text:style-name="T1"><text:tab/>C</text:span>omo ejemplo utilizaremos un problema simple que nos permita enfocar toda nuestra atención en la forma en que la maquina trabaja sin distraernos con detalles.</text:p>
      <text:p text:style-name="P2"/>
      <text:p text:style-name="P2">Utilizaremos para esto un juego de mesa que llamaremos "Laberinto".</text:p>
      <text:p text:style-name="P2"/>
      <text:p text:style-name="P2">El<text:span text:style-name="T3"> objetivo del </text:span>juego consiste en </text:p>
      <text:p text:style-name="P2"><text:span text:style-name="T3"><text:tab/><text:tab/></text:span>encontrar el camino que conduce </text:p>
      <text:p text:style-name="P2"><text:span text:style-name="T3"><text:tab/><text:tab/></text:span>desde la entrada hasta la salida de un laberinto.</text:p>
      <text:p text:style-name="P2">Y se desarrollara sobre un tablero cuadriculado, de 8 por 8 casillas, </text:p>
      <text:p text:style-name="P2"><text:span text:style-name="T3"><text:tab/><text:tab/><text:tab/><text:tab/><text:tab/><text:tab/></text:span>como el utilizado en el juego de ajedrez.</text:p>
      <text:p text:style-name="P2"/>
      <text:p text:style-name="P2"/>
      <text:p text:style-name="P2">Cada casilla puede ser referenciada con un nombre formado por la concatenación de una letra y de un numero, como por ejemplo 'A1',</text:p>
      <text:p text:style-name="P2">siendo las <text:span text:style-name="T4">columnas</text:span> referenciadas por una letra, desde la 'A' hasta la 'H',<text:span text:style-name="T9"> </text:span>y las <text:span text:style-name="T4">filas</text:span><text:span text:style-name="T9"> r</text:span>eferenciadas por un numero, desde el 1 hasta el 8.</text:p>
      <text:p text:style-name="P2"/>
      <text:p text:style-name="P2"/>
      <text:p text:style-name="P2">Marcaremos sobre el tablero, una casilla que representara la entrada al laberinto, y que sera la casilla 'A1',</text:p>
      <text:p text:style-name="P2">y otra casilla que representara la salida del laberinto, <text:span text:style-name="T5"><text:tab/></text:span>y que sera la casilla 'H8'.</text:p>
      <text:p text:style-name="P2"/>
      <text:p text:style-name="P2">Sobre el tablero colocaremos una única ficha que representara a un personaje que debe atravesar el laberinto.</text:p>
      <text:p text:style-name="P2"/>
      <text:p text:style-name="P2">La ficha podrá moverse en cualquier dirección, pero solo a una casilla contigua con cada movimiento.</text:p>
      <text:p text:style-name="P2"/>
      <text:p text:style-name="P2">Por lo tanto, sera considerado como una "jugada valida", cualquier<text:span text:style-name="T9"> <text:s/>movimiento que desplace la ficha a una distancia de una casilla.</text:span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2"><text:tab/>Y</text:span><text:span text:style-name="T6"> c</text:span>on esto<text:span text:style-name="T6">, hemos </text:span>definido el juego </text:p>
      <text:p text:style-name="P2"><text:span text:style-name="T6"><text:tab/><text:tab/><text:tab/><text:tab/><text:tab/><text:tab/></text:span>y el problema que <text:span text:style-name="T6">queremos </text:span>resolver.</text:p>
      <text:p text:style-name="P2"/>
      <text:p text:style-name="P2"/>
      <text:p text:style-name="P2"><text:span text:style-name="T10">Lo que queremos saber</text:span> es: </text:p>
      <text:p text:style-name="P2"/>
      <text:p text:style-name="P2"/>
      <text:p text:style-name="P2"/>
      <text:p text:style-name="P3"><text:span text:style-name="T7"><text:tab/></text:span>“<text:span text:style-name="T8">C</text:span>ual es el camino </text:p>
      <text:p text:style-name="P3"><text:span text:style-name="T6"><text:tab/><text:tab/></text:span><text:span text:style-name="T7"><text:tab/><text:tab/><text:tab/></text:span>que la ficha debe recorrer </text:p>
      <text:p text:style-name="P3"><text:span text:style-name="T7"><text:tab/></text:span>para ir </text:p>
      <text:p text:style-name="P3"><text:span text:style-name="T8"><text:tab/></text:span>desde la entrada hasta la salida del laberinto ?”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aramond" svg:font-family="Garamond" style:font-family-generic="roman" style:font-pitch="variable"/>
    <style:font-face style:name="Great Vibes" svg:font-family="'Great Vibes'" style:font-pitch="variable"/>
    <style:font-face style:name="Great Vibes1" svg:font-family="'Great Vibes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2-15T15:54:24.590000000</meta:creation-date>
    <dc:date>2026-02-15T17:13:25.538000000</dc:date>
    <meta:editing-duration>PT10M</meta:editing-duration>
    <meta:editing-cycles>2</meta:editing-cycles>
    <meta:generator>LibreOffice/7.3.5.2$Windows_X86_64 LibreOffice_project/184fe81b8c8c30d8b5082578aee2fed2ea847c01</meta:generator>
    <meta:document-statistic meta:table-count="0" meta:image-count="0" meta:object-count="0" meta:page-count="2" meta:paragraph-count="21" meta:word-count="249" meta:character-count="1483" meta:non-whitespace-character-count="1219"/>
  </office:meta>
</office:document-meta>
</file>